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iceLoaderBasedFactoryBean.setServiceType( @ Nullable Class &lt; ? &gt; servi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LoaderBasedFactoryBean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LoaderBasedFactoryBean.setBeanClassLoader( @ Nullable ClassLoader bean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iceLoaderBased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